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Calibri1" svg:font-family="Calibri" style:font-adornments="Bold" style:font-family-generic="swiss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defaultTablewithHeading" style:family="table">
      <style:table-properties style:width="5.7681in" table:align="margins" style:writing-mode="page"/>
    </style:style>
    <style:style style:name="defaultTablewithHeading.A" style:family="table-column">
      <style:table-column-properties style:column-width="2.884in" style:rel-column-width="32767*"/>
    </style:style>
    <style:style style:name="defaultTablewithHeading.B" style:family="table-column">
      <style:table-column-properties style:column-width="2.884in" style:rel-column-width="32768*"/>
    </style:style>
    <style:style style:name="defaultTablewithHeading.A1" style:family="table-cell">
      <style:table-cell-properties fo:padding="0.0382in" fo:border-left="0.05pt solid #000000" fo:border-right="none" fo:border-top="0.05pt solid #000000" fo:border-bottom="0.05pt solid #000000"/>
    </style:style>
    <style:style style:name="defaultTablewithHeading.B1" style:family="table-cell">
      <style:table-cell-properties fo:padding="0.0382in" fo:border="0.05pt solid #000000"/>
    </style:style>
    <style:style style:name="defaultTablewithHeading.A2" style:family="table-cell">
      <style:table-cell-properties fo:padding="0.0382in" fo:border-left="0.05pt solid #000000" fo:border-right="none" fo:border-top="none" fo:border-bottom="0.05pt solid #000000"/>
    </style:style>
    <style:style style:name="defaultTablewithHeading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noHeading" style:family="table">
      <style:table-properties style:width="5.7681in" table:align="margins" style:writing-mode="page"/>
    </style:style>
    <style:style style:name="TablenoHeading.A" style:family="table-column">
      <style:table-column-properties style:column-width="1.4417in" style:rel-column-width="16383*"/>
    </style:style>
    <style:style style:name="TablenoHeading.D" style:family="table-column">
      <style:table-column-properties style:column-width="1.4424in" style:rel-column-width="16386*"/>
    </style:style>
    <style:style style:name="TablenoHeading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noHeading.D1" style:family="table-cell">
      <style:table-cell-properties fo:padding="0.0382in" fo:border="0.05pt solid #000000"/>
    </style:style>
    <style:style style:name="TablenoHeading.A2" style:family="table-cell">
      <style:table-cell-properties fo:padding="0.0382in" fo:border-left="0.05pt solid #000000" fo:border-right="none" fo:border-top="none" fo:border-bottom="0.05pt solid #000000"/>
    </style:style>
    <style:style style:name="TablenoHeading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Small" style:family="table">
      <style:table-properties style:width="5.7681in" fo:break-before="auto" fo:break-after="auto" table:align="margins" fo:background-color="transparent" fo:keep-with-next="auto" style:may-break-between-rows="false" style:writing-mode="page" table:border-model="collapsing">
        <style:background-image/>
      </style:table-properties>
    </style:style>
    <style:style style:name="TableSmall.A" style:family="table-column">
      <style:table-column-properties style:column-width="2.884in" style:rel-column-width="32767*"/>
    </style:style>
    <style:style style:name="TableSmall.B" style:family="table-column">
      <style:table-column-properties style:column-width="2.884in" style:rel-column-width="32768*"/>
    </style:style>
    <style:style style:name="TableSmall.1" style:family="table-row">
      <style:table-row-properties fo:background-color="#eeeeee" fo:keep-together="auto">
        <style:background-image/>
      </style:table-row-properties>
    </style:style>
    <style:style style:name="TableSmall.A1" style:family="table-cell" style:data-style-name="N10100">
      <style:table-cell-properties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Small.B1" style:family="table-cell" style:data-style-name="N10100">
      <style:table-cell-properties fo:background-color="transparent" fo:padding="0.0382in" fo:border="0.05pt solid #000000" style:writing-mode="page">
        <style:background-image/>
      </style:table-cell-properties>
    </style:style>
    <style:style style:name="TableSmall.2" style:family="table-row">
      <style:table-row-properties fo:background-color="#ffffff" fo:keep-together="auto">
        <style:background-image/>
      </style:table-row-properties>
    </style:style>
    <style:style style:name="TableSmall.A2" style:family="table-cell" style:data-style-name="N10100">
      <style:table-cell-properties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Small.B2" style:family="table-cell" style:data-style-name="N104">
      <style:table-cell-properties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Small.3" style:family="table-row">
      <style:table-row-properties fo:background-color="#ffffff">
        <style:background-image/>
      </style:table-row-properties>
    </style:style>
    <style:style style:name="Table1" style:family="table">
      <style:table-properties style:width="5.7681in" fo:break-before="auto" fo:break-after="auto" table:align="left" fo:keep-with-next="auto" style:may-break-between-rows="true" style:writing-mode="page" table:border-model="collapsing"/>
    </style:style>
    <style:style style:name="Table1.A" style:family="table-column">
      <style:table-column-properties style:column-width="0.7354in"/>
    </style:style>
    <style:style style:name="Table1.B" style:family="table-column">
      <style:table-column-properties style:column-width="5.032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3f3f3" fo:padding-left="0in" fo:padding-right="0in" fo:padding-top="0.0194in" fo:padding-bottom="0.0194in" fo:border-left="none" fo:border-right="none" fo:border-top="1pt solid #000000" fo:border-bottom="1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-left="0in" fo:padding-right="0in" fo:padding-top="0.0194in" fo:padding-bottom="0.0194in" fo:border-left="none" fo:border-right="none" fo:border-top="1pt solid #000000" fo:border-bottom="1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3f3f3" fo:padding-left="0in" fo:padding-right="0in" fo:padding-top="0.0194in" fo:padding-bottom="0in" fo:border-left="none" fo:border-right="none" fo:border-top="1pt solid #000000" fo:border-bottom="none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-left="0in" fo:padding-right="0in" fo:padding-top="0.0194in" fo:padding-bottom="0in" fo:border-left="none" fo:border-right="none" fo:border-top="1pt solid #000000" fo:border-bottom="none" style:writing-mode="page">
        <style:background-image/>
      </style:table-cell-properties>
    </style:style>
    <style:style style:name="Table1.A3" style:family="table-cell">
      <style:table-cell-properties style:vertical-align="middle" fo:background-color="#f3f3f3" fo:padding="0in" fo:border="none" style:writing-mode="page">
        <style:background-image/>
      </style:table-cell-properties>
    </style:style>
    <style:style style:name="Table1.B3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A4" style:family="table-cell">
      <style:table-cell-properties style:vertical-align="middle" fo:background-color="#f3f3f3" fo:padding-left="0in" fo:padding-right="0in" fo:padding-top="0in" fo:padding-bottom="0.0194in" fo:border-left="none" fo:border-right="none" fo:border-top="none" fo:border-bottom="1pt solid #000000" style:writing-mode="page">
        <style:background-image/>
      </style:table-cell-properties>
    </style:style>
    <style:style style:name="Table1.B4" style:family="table-cell">
      <style:table-cell-properties style:vertical-align="middle" fo:background-color="transparent" fo:padding-left="0in" fo:padding-right="0in" fo:padding-top="0in" fo:padding-bottom="0.0194in" fo:border-left="none" fo:border-right="none" fo:border-top="none" fo:border-bottom="1pt solid #000000" style:writing-mode="page">
        <style:background-image/>
      </style:table-cell-properties>
    </style:style>
    <style:style style:name="verticalTable" style:family="table">
      <style:table-properties style:width="5.7681in" fo:break-before="auto" fo:break-after="auto" table:align="margins" fo:keep-with-next="auto" style:may-break-between-rows="true" style:writing-mode="page" table:border-model="collapsing"/>
    </style:style>
    <style:style style:name="verticalTable.A" style:family="table-column">
      <style:table-column-properties style:column-width="2.884in" style:rel-column-width="32767*"/>
    </style:style>
    <style:style style:name="verticalTable.B" style:family="table-column">
      <style:table-column-properties style:column-width="2.884in" style:rel-column-width="32768*"/>
    </style:style>
    <style:style style:name="verticalTable.1" style:family="table-row">
      <style:table-row-properties fo:keep-together="auto"/>
    </style:style>
    <style:style style:name="verticalTable.A1" style:family="table-cell">
      <style:table-cell-properties fo:background-color="#eeeeee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verticalTable.B1" style:family="table-cell">
      <style:table-cell-properties style:vertical-align="middle" fo:background-color="transparent" fo:padding-left="0in" fo:padding-right="0in" fo:padding-top="0.0194in" fo:padding-bottom="0.0194in" fo:border-left="none" fo:border-right="none" fo:border-top="1pt solid #000000" fo:border-bottom="1pt solid #000000" style:writing-mode="page">
        <style:background-image/>
      </style:table-cell-properties>
    </style:style>
    <style:style style:name="verticalTable.2" style:family="table-row">
      <style:table-row-properties fo:keep-together="always"/>
    </style:style>
    <style:style style:name="verticalTable.A2" style:family="table-cell">
      <style:table-cell-properties fo:background-color="#eeeeee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verticalTable.B2" style:family="table-cell">
      <style:table-cell-properties style:vertical-align="middle" fo:background-color="transparent" fo:padding-left="0in" fo:padding-right="0in" fo:padding-top="0in" fo:padding-bottom="0.0194in" fo:border-left="none" fo:border-right="none" fo:border-top="none" fo:border-bottom="1pt solid #000000" style:writing-mode="page">
        <style:background-image/>
      </style:table-cell-properties>
    </style:style>
    <style:style style:name="gridTable" style:family="table">
      <style:table-properties style:width="5.7681in" fo:break-before="auto" fo:break-after="auto" table:align="margins" fo:keep-with-next="auto" style:may-break-between-rows="true" style:writing-mode="page" table:border-model="collapsing"/>
    </style:style>
    <style:style style:name="gridTable.A" style:family="table-column">
      <style:table-column-properties style:column-width="1.9229in" style:rel-column-width="21845*"/>
    </style:style>
    <style:style style:name="gridTable.1" style:family="table-row">
      <style:table-row-properties fo:background-color="transparent" fo:keep-together="auto">
        <style:background-image/>
      </style:table-row-properties>
    </style:style>
    <style:style style:name="gridTable.A1" style:family="table-cell">
      <style:table-cell-properties fo:background-color="#eeeeee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gridTable.B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gridTable.C1" style:family="table-cell">
      <style:table-cell-properties fo:background-color="#eeeeee" fo:padding="0.0382in" fo:border="0.05pt solid #000000">
        <style:background-image/>
      </style:table-cell-properties>
    </style:style>
    <style:style style:name="gridTable.2" style:family="table-row">
      <style:table-row-properties fo:keep-together="auto"/>
    </style:style>
    <style:style style:name="gridTable.A2" style:family="table-cell">
      <style:table-cell-properties fo:background-color="#eeeeee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gridTable.B2" style:family="table-cell">
      <style:table-cell-properties fo:padding="0.0382in" fo:border-left="0.05pt solid #000000" fo:border-right="none" fo:border-top="none" fo:border-bottom="0.05pt solid #000000"/>
    </style:style>
    <style:style style:name="gridTable.C2" style:family="table-cell">
      <style:table-cell-properties fo:padding="0.0382in" fo:border-left="0.05pt solid #000000" fo:border-right="0.05pt solid #000000" fo:border-top="none" fo:border-bottom="0.05pt solid #000000"/>
    </style:style>
    <style:style style:name="gridTable.3" style:family="table-row">
      <style:table-row-properties fo:keep-together="auto"/>
    </style:style>
    <style:style style:name="gridTable.B3" style:family="table-cell">
      <style:table-cell-properties fo:padding="0.0382in" fo:border-left="0.05pt solid #000000" fo:border-right="none" fo:border-top="none" fo:border-bottom="0.05pt solid #000000"/>
    </style:style>
    <style:style style:name="gridTable.C3" style:family="table-cell">
      <style:table-cell-properties fo:padding="0.0382in" fo:border-left="0.05pt solid #000000" fo:border-right="0.05pt solid #000000" fo:border-top="none" fo:border-bottom="0.05pt solid #000000"/>
    </style:style>
    <style:style style:name="complexTable" style:family="table">
      <style:table-properties style:width="5.7681in" fo:break-before="auto" fo:break-after="auto" table:align="margins" fo:keep-with-next="auto" style:may-break-between-rows="true" style:writing-mode="page" table:border-model="collapsing"/>
    </style:style>
    <style:style style:name="complexTable.A" style:family="table-column">
      <style:table-column-properties style:column-width="1.1535in" style:rel-column-width="13107*"/>
    </style:style>
    <style:style style:name="complexTable.A1" style:family="table-cell">
      <style:table-cell-properties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complexTable.E1" style:family="table-cell">
      <style:table-cell-properties fo:background-color="transparent" fo:padding="0.0382in" fo:border="0.05pt solid #000000" style:writing-mode="page">
        <style:background-image/>
      </style:table-cell-properties>
    </style:style>
    <style:style style:name="complexTable.2" style:family="table-row">
      <style:table-row-properties fo:keep-together="auto"/>
    </style:style>
    <style:style style:name="complexTable.A2" style:family="table-cell">
      <style:table-cell-properties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complexTable.E2" style:family="table-cell">
      <style:table-cell-properties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officeooo:rsid="0020cdbc" officeooo:paragraph-rsid="0020cd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text-properties officeooo:rsid="00267b8c" officeooo:paragraph-rsid="00267b8c"/>
    </style:style>
    <style:style style:name="P5" style:family="paragraph" style:parent-style-name="Standard">
      <style:text-properties officeooo:rsid="001fcd04" officeooo:paragraph-rsid="001fcd04"/>
    </style:style>
    <style:style style:name="P6" style:family="paragraph" style:parent-style-name="Standard">
      <style:text-properties officeooo:rsid="0020cdbc" officeooo:paragraph-rsid="0020cdbc"/>
    </style:style>
    <style:style style:name="P7" style:family="paragraph" style:parent-style-name="Standard">
      <style:text-properties officeooo:rsid="0022c8f5" officeooo:paragraph-rsid="0022c8f5"/>
    </style:style>
    <style:style style:name="P8" style:family="paragraph" style:parent-style-name="Standard">
      <style:text-properties officeooo:rsid="00267b8c" officeooo:paragraph-rsid="00267b8c"/>
    </style:style>
    <style:style style:name="P9" style:family="paragraph" style:parent-style-name="Heading_20_1">
      <style:text-properties officeooo:rsid="001fcd04" officeooo:paragraph-rsid="001fcd04"/>
    </style:style>
    <style:style style:name="P10" style:family="paragraph" style:parent-style-name="Heading_20_2">
      <style:text-properties officeooo:rsid="0022c8f5" officeooo:paragraph-rsid="0022c8f5"/>
    </style:style>
    <style:style style:name="P11" style:family="paragraph" style:parent-style-name="Subtitle">
      <style:text-properties officeooo:rsid="001fcd04" officeooo:paragraph-rsid="001fcd04"/>
    </style:style>
    <style:style style:name="P12" style:family="paragraph" style:parent-style-name="tableText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 style:text-overline-style="none" style:text-overline-color="font-color"/>
    </style:style>
    <style:style style:name="P13" style:family="paragraph" style:parent-style-name="tableLabel">
      <style:paragraph-properties fo:text-align="start" style:justify-single-word="fals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officeooo:paragraph-rsid="0025dd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 style:list-style-name="L1">
      <style:text-properties officeooo:rsid="0022c8f5" officeooo:paragraph-rsid="0022c8f5"/>
    </style:style>
    <style:style style:name="P15" style:family="paragraph" style:parent-style-name="Standard" style:list-style-name="L2">
      <style:text-properties officeooo:rsid="0022c8f5" officeooo:paragraph-rsid="0022c8f5"/>
    </style:style>
    <style:style style:name="P16" style:family="paragraph" style:parent-style-name="Title" style:master-page-name="Standard">
      <style:paragraph-properties style:page-number="1"/>
      <style:text-properties officeooo:rsid="001fcd04" officeooo:paragraph-rsid="001fcd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ext-style style:name="N10100" number:language="en" number:country="US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Title</text:p>
      <text:p text:style-name="P5"/>
      <text:p text:style-name="P11">Subtitle</text:p>
      <text:p text:style-name="P5"/>
      <text:p text:style-name="P9">Top Level Heading</text:p>
      <text:p text:style-name="P5"/>
      <text:p text:style-name="Heading_20_2">Looking at tables (h2)</text:p>
      <text:p text:style-name="Standard"/>
      <text:p text:style-name="Heading_20_3">Default Tables</text:p>
      <text:p text:style-name="P5"/>
      <text:p text:style-name="P8">defaultTablewithHeading</text:p>
      <text:p text:style-name="P5"/>
      <table:table table:name="defaultTablewithHeading" table:style-name="defaultTablewithHeading">
        <table:table-column table:style-name="defaultTablewithHeading.A"/>
        <table:table-column table:style-name="defaultTablewithHeading.B"/>
        <table:table-header-rows>
          <table:table-row>
            <table:table-cell table:style-name="defaultTablewithHeading.A1" office:value-type="string">
              <text:p text:style-name="Table_20_Heading"/>
            </table:table-cell>
            <table:table-cell table:style-name="defaultTablewithHeading.B1" office:value-type="string">
              <text:p text:style-name="Table_20_Heading">test</text:p>
            </table:table-cell>
          </table:table-row>
        </table:table-header-rows>
        <table:table-row>
          <table:table-cell table:style-name="defaultTablewithHeading.A2" office:value-type="string">
            <text:p text:style-name="Table_20_Contents">test</text:p>
          </table:table-cell>
          <table:table-cell table:style-name="defaultTablewithHeading.B2" office:value-type="string">
            <text:p text:style-name="Table_20_Contents"/>
          </table:table-cell>
        </table:table-row>
      </table:table>
      <text:p text:style-name="P8"/>
      <text:p text:style-name="P8">TablenoHeading</text:p>
      <text:p text:style-name="P5"/>
      <table:table table:name="TablenoHeading" table:style-name="TablenoHeading">
        <table:table-column table:style-name="TablenoHeading.A" table:number-columns-repeated="3"/>
        <table:table-column table:style-name="TablenoHeading.D"/>
        <table:table-row>
          <table:table-cell table:style-name="TablenoHeading.A1" office:value-type="string">
            <text:p text:style-name="Table_20_Contents"/>
          </table:table-cell>
          <table:table-cell table:style-name="TablenoHeading.A1" office:value-type="string">
            <text:p text:style-name="P4">dasd</text:p>
          </table:table-cell>
          <table:table-cell table:style-name="TablenoHeading.A1" office:value-type="string">
            <text:p text:style-name="Table_20_Contents"/>
          </table:table-cell>
          <table:table-cell table:style-name="TablenoHeading.D1" office:value-type="string">
            <text:p text:style-name="Table_20_Contents"/>
          </table:table-cell>
        </table:table-row>
        <table:table-row>
          <table:table-cell table:style-name="TablenoHeading.A2" office:value-type="string">
            <text:p text:style-name="P4">aasd</text:p>
          </table:table-cell>
          <table:table-cell table:style-name="TablenoHeading.A2" office:value-type="string">
            <text:p text:style-name="Table_20_Contents"/>
          </table:table-cell>
          <table:table-cell table:style-name="TablenoHeading.A2" office:value-type="string">
            <text:p text:style-name="Table_20_Contents"/>
          </table:table-cell>
          <table:table-cell table:style-name="TablenoHeading.D2" office:value-type="string">
            <text:p text:style-name="Table_20_Contents"/>
          </table:table-cell>
        </table:table-row>
        <table:table-row>
          <table:table-cell table:style-name="TablenoHeading.A2" office:value-type="string">
            <text:p text:style-name="Table_20_Contents"/>
          </table:table-cell>
          <table:table-cell table:style-name="TablenoHeading.A2" office:value-type="string">
            <text:p text:style-name="Table_20_Contents"/>
          </table:table-cell>
          <table:table-cell table:style-name="TablenoHeading.A2" office:value-type="string">
            <text:p text:style-name="Table_20_Contents"/>
          </table:table-cell>
          <table:table-cell table:style-name="TablenoHeading.D2" office:value-type="string">
            <text:p text:style-name="Table_20_Contents"/>
          </table:table-cell>
        </table:table-row>
        <table:table-row>
          <table:table-cell table:style-name="TablenoHeading.A2" office:value-type="string">
            <text:p text:style-name="Table_20_Contents"/>
          </table:table-cell>
          <table:table-cell table:style-name="TablenoHeading.A2" office:value-type="string">
            <text:p text:style-name="Table_20_Contents"/>
          </table:table-cell>
          <table:table-cell table:style-name="TablenoHeading.A2" office:value-type="string">
            <text:p text:style-name="Table_20_Contents"/>
          </table:table-cell>
          <table:table-cell table:style-name="TablenoHeading.D2" office:value-type="string">
            <text:p text:style-name="Table_20_Contents"/>
          </table:table-cell>
        </table:table-row>
      </table:table>
      <text:p text:style-name="P5"/>
      <text:p text:style-name="Heading_20_3">Customized table styles:</text:p>
      <text:p text:style-name="P5"/>
      <text:p text:style-name="P5">Horizontal table headers</text:p>
      <text:p text:style-name="P5"/>
      <table:table table:name="TableSmall" table:style-name="TableSmall" table:template-name="horizontalTable">
        <table:table-column table:style-name="TableSmall.A"/>
        <table:table-column table:style-name="TableSmall.B"/>
        <table:table-row table:style-name="TableSmall.1">
          <table:table-cell table:style-name="TableSmall.A1" office:value-type="float" office:value="0">
            <text:p text:style-name="Table_20_index_20_1">This is the table header</text:p>
          </table:table-cell>
          <table:table-cell table:style-name="TableSmall.B1" office:value-type="float" office:value="0">
            <text:p text:style-name="Table_20_index_20_1">Another table header</text:p>
          </table:table-cell>
        </table:table-row>
        <table:table-row table:style-name="TableSmall.2">
          <table:table-cell table:style-name="TableSmall.A2">
            <text:p text:style-name="P1"/>
          </table:table-cell>
          <table:table-cell table:style-name="TableSmall.B2">
            <text:p text:style-name="P1"/>
          </table:table-cell>
        </table:table-row>
        <table:table-row table:style-name="TableSmall.3">
          <table:table-cell table:style-name="TableSmall.A2">
            <text:p text:style-name="P1"/>
          </table:table-cell>
          <table:table-cell table:style-name="TableSmall.B2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P5"><text:soft-page-break/>Vertical Table</text:p>
      <text:p text:style-name="P5"><text:bookmark text:name="docs-internal-guid-03687e99-2d79-c5b9-c271-3900c8486108"/></text:p>
      <table:table table:name="Table1" table:style-name="Table1" table:template-name="verticalTab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IndexText">School</text:p>
          </table:table-cell>
          <table:table-cell table:style-name="Table1.B1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tableIndexText">Field</text:p>
          </table:table-cell>
          <table:table-cell table:style-name="Table1.B2" office:value-type="string">
            <text:p text:style-name="P12"/>
          </table:table-cell>
        </table:table-row>
        <table:table-row table:style-name="Table1.1">
          <table:table-cell table:style-name="Table1.A3" office:value-type="string">
            <text:p text:style-name="tableIndexText">Period</text:p>
          </table:table-cell>
          <table:table-cell table:style-name="Table1.B3" office:value-type="string">
            <text:p text:style-name="P12"/>
          </table:table-cell>
        </table:table-row>
        <table:table-row table:style-name="Table1.1">
          <table:table-cell table:style-name="Table1.A4" office:value-type="string">
            <text:p text:style-name="tableIndexText">Grade</text:p>
          </table:table-cell>
          <table:table-cell table:style-name="Table1.B4" office:value-type="string">
            <text:p text:style-name="P12"/>
          </table:table-cell>
        </table:table-row>
      </table:table>
      <text:p text:style-name="Text_20_body"><text:line-break/></text:p>
      <text:p text:style-name="P5"/>
      <table:table table:name="verticalTable" table:style-name="verticalTable" table:template-name="verticalTable">
        <table:table-column table:style-name="verticalTable.A"/>
        <table:table-column table:style-name="verticalTable.B"/>
        <table:table-row table:style-name="verticalTable.1">
          <table:table-cell table:style-name="verticalTable.A1" office:value-type="string">
            <text:p text:style-name="Table_20_index_20_1">This is the thing its about</text:p>
          </table:table-cell>
          <table:table-cell table:style-name="verticalTable.B1" office:value-type="string">
            <text:p text:style-name="P3"/>
          </table:table-cell>
        </table:table-row>
        <table:table-row table:style-name="verticalTable.2">
          <table:table-cell table:style-name="verticalTable.A2" office:value-type="string">
            <text:p text:style-name="Table_20_index_20_1">Or that thing</text:p>
          </table:table-cell>
          <table:table-cell table:style-name="verticalTable.B2" office:value-type="string">
            <text:p text:style-name="P3"/>
          </table:table-cell>
        </table:table-row>
      </table:table>
      <text:p text:style-name="P5"/>
      <text:p text:style-name="P5"/>
      <text:p text:style-name="P6">Grid Table</text:p>
      <table:table table:name="gridTable" table:style-name="gridTable" table:template-name="verticalTable">
        <table:table-column table:style-name="gridTable.A" table:number-columns-repeated="3"/>
        <table:table-row table:style-name="gridTable.1">
          <table:table-cell table:style-name="gridTable.A1" office:value-type="string">
            <text:p text:style-name="P1"/>
          </table:table-cell>
          <table:table-cell table:style-name="gridTable.B1" office:value-type="string">
            <text:p text:style-name="tableColumnLabel">1</text:p>
          </table:table-cell>
          <table:table-cell table:style-name="gridTable.C1" office:value-type="string">
            <text:p text:style-name="tableColumnLabel">2</text:p>
          </table:table-cell>
        </table:table-row>
        <table:table-row table:style-name="gridTable.2">
          <table:table-cell table:style-name="gridTable.A2" office:value-type="string">
            <text:p text:style-name="tableRowLabel">a</text:p>
          </table:table-cell>
          <table:table-cell table:style-name="gridTable.B3" office:value-type="string">
            <text:p text:style-name="Table_20_Contents"/>
          </table:table-cell>
          <table:table-cell table:style-name="gridTable.C3" office:value-type="string">
            <text:p text:style-name="Table_20_Contents"/>
          </table:table-cell>
        </table:table-row>
        <table:table-row table:style-name="gridTable.3">
          <table:table-cell table:style-name="gridTable.A2" office:value-type="string">
            <text:p text:style-name="tableRowLabel">b</text:p>
          </table:table-cell>
          <table:table-cell table:style-name="gridTable.B3" office:value-type="string">
            <text:p text:style-name="Table_20_Contents"/>
          </table:table-cell>
          <table:table-cell table:style-name="gridTable.C3" office:value-type="string">
            <text:p text:style-name="Table_20_Contents"/>
          </table:table-cell>
        </table:table-row>
      </table:table>
      <text:p text:style-name="P5"/>
      <text:p text:style-name="P5"/>
      <text:p text:style-name="P6">complexTable</text:p>
      <text:p text:style-name="P5"/>
      <text:p text:style-name="P5"/>
      <table:table table:name="complexTable" table:style-name="complexTable" table:template-name="complexTable">
        <table:table-column table:style-name="complexTable.A" table:number-columns-repeated="5"/>
        <table:table-row>
          <table:table-cell table:style-name="complexTable.A1" office:value-type="string">
            <text:p text:style-name="tableCorner">Table corner</text:p>
          </table:table-cell>
          <table:table-cell table:style-name="complexTable.A1" office:value-type="string">
            <text:p text:style-name="tableColumnLabel">Column label</text:p>
            <text:p text:style-name="P2"/>
          </table:table-cell>
          <table:table-cell table:style-name="complexTable.A1" office:value-type="string">
            <text:p text:style-name="P1"/>
          </table:table-cell>
          <table:table-cell table:style-name="complexTable.A1" office:value-type="string">
            <text:p text:style-name="P1"/>
          </table:table-cell>
          <table:table-cell table:style-name="complexTable.E1" office:value-type="string">
            <text:p text:style-name="P1"/>
          </table:table-cell>
        </table:table-row>
        <table:table-row table:style-name="complexTable.2">
          <table:table-cell table:style-name="complexTable.A2" office:value-type="string">
            <text:p text:style-name="P13">headme</text:p>
          </table:table-cell>
          <table:table-cell table:style-name="complexTable.A2" office:value-type="string">
            <text:p text:style-name="P1"/>
          </table:table-cell>
          <table:table-cell table:style-name="complexTable.A2" office:value-type="string">
            <text:p text:style-name="P1"/>
          </table:table-cell>
          <table:table-cell table:style-name="complexTable.A2" office:value-type="string">
            <text:p text:style-name="P1"/>
          </table:table-cell>
          <table:table-cell table:style-name="complexTable.E2" office:value-type="string">
            <text:p text:style-name="P1"/>
          </table:table-cell>
        </table:table-row>
        <table:table-row>
          <table:table-cell table:style-name="complexTable.A2" office:value-type="string">
            <text:p text:style-name="P1"/>
          </table:table-cell>
          <table:table-cell table:style-name="complexTable.A2" office:value-type="string">
            <text:p text:style-name="P1"/>
          </table:table-cell>
          <table:table-cell table:style-name="complexTable.A2" office:value-type="string">
            <text:p text:style-name="P1"/>
          </table:table-cell>
          <table:table-cell table:style-name="complexTable.A2" office:value-type="string">
            <text:p text:style-name="P1"/>
          </table:table-cell>
          <table:table-cell table:style-name="complexTable.E2" office:value-type="string">
            <text:p text:style-name="P1"/>
          </table:table-cell>
        </table:table-row>
        <table:table-row>
          <table:table-cell table:style-name="complexTable.A2" office:value-type="string">
            <text:p text:style-name="P1"/>
          </table:table-cell>
          <table:table-cell table:style-name="complexTable.A2" office:value-type="string">
            <text:p text:style-name="P1"/>
          </table:table-cell>
          <table:table-cell table:style-name="complexTable.A2" office:value-type="string">
            <text:p text:style-name="P1"/>
          </table:table-cell>
          <table:table-cell table:style-name="complexTable.A2" office:value-type="string">
            <text:p text:style-name="P1"/>
          </table:table-cell>
          <table:table-cell table:style-name="complexTable.E2" office:value-type="string">
            <text:p text:style-name="P1"/>
          </table:table-cell>
        </table:table-row>
        <table:table-row>
          <table:table-cell table:style-name="complexTable.A2" office:value-type="string">
            <text:p text:style-name="P1"/>
          </table:table-cell>
          <table:table-cell table:style-name="complexTable.A2" office:value-type="string">
            <text:p text:style-name="P1"/>
          </table:table-cell>
          <table:table-cell table:style-name="complexTable.A2" office:value-type="string">
            <text:p text:style-name="P1"/>
          </table:table-cell>
          <table:table-cell table:style-name="complexTable.A2" office:value-type="string">
            <text:p text:style-name="P1"/>
          </table:table-cell>
          <table:table-cell table:style-name="complexTable.E2" office:value-type="string">
            <text:p text:style-name="P1"/>
          </table:table-cell>
        </table:table-row>
      </table:table>
      <text:p text:style-name="P5"/>
      <text:p text:style-name="P5"/>
      <text:p text:style-name="P10">Looking at lists</text:p>
      <text:p text:style-name="P7"/>
      <text:list xml:id="list727695340" text:style-name="L1">
        <text:list-item>
          <text:p text:style-name="P14">a list</text:p>
        </text:list-item>
        <text:list-item>
          <text:p text:style-name="P14">consists</text:p>
        </text:list-item>
        <text:list-item>
          <text:p text:style-name="P14">of elements</text:p>
        </text:list-item>
      </text:list>
      <text:p text:style-name="P7"/>
      <text:list xml:id="list4166820429" text:style-name="L2">
        <text:list-item>
          <text:p text:style-name="P15">a list has</text:p>
          <text:list>
            <text:list-item>
              <text:p text:style-name="P15">a type</text:p>
            </text:list-item>
            <text:list-item>
              <text:p text:style-name="P15">a style</text:p>
            </text:list-item>
            <text:list-item>
              <text:p text:style-name="P15">a depth</text:p>
            </text:list-item>
          </text:list>
        </text:list-item>
      </text:list>
      <text:p text:style-name="P7"/>
      <text:p text:style-name="P7"/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Calibri1" svg:font-family="Calibri" style:font-adornments="Bold" style:font-family-generic="swiss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mbria" fo:font-size="12pt" fo:language="en" fo:country="US" fo:font-style="normal" style:text-underline-style="none" fo:font-weight="normal" style:letter-kerning="true" style:font-name-asian="Cambria1" style:font-size-asian="12pt" style:language-asian="zh" style:country-asian="CN" style:font-style-asian="normal" style:font-weight-asian="normal" style:font-name-complex="Cambria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Cambria" fo:font-size="12pt" fo:language="en" fo:country="US" fo:font-style="normal" style:text-underline-style="none" fo:font-weight="normal" style:letter-kerning="true" style:font-name-asian="Cambria1" style:font-size-asian="12pt" style:language-asian="zh" style:country-asian="CN" style:font-style-asian="normal" style:font-weight-asian="normal" style:font-name-complex="Cambri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loext:graphic-properties draw:fill="none" draw:fill-color="#729fcf"/>
      <style:paragraph-properties fo:background-color="transparent" style:writing-mode="page"/>
      <style:text-properties officeooo:rsid="00267b8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color="#000000" style:font-name="Cambria" fo:font-family="Cambria" style:font-family-generic="roman" style:font-pitch="variable" fo:font-size="24pt" fo:font-weight="bold" style:font-name-asian="Cambria1" style:font-family-asian="Cambria" style:font-family-generic-asian="system" style:font-pitch-asian="variable" style:font-size-asian="24pt" style:font-weight-asian="bold" style:font-name-complex="Cambria1" style:font-family-complex="Cambria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15%" fo:keep-together="always" fo:keep-with-next="always"/>
      <style:text-properties fo:color="#000000"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000000" style:font-name="Cambria" fo:font-family="Cambria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Cambria1" style:font-family-complex="Cambria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color="#000000" style:font-name="Cambria" fo:font-family="Cambria" style:font-family-generic="roman" style:font-pitch="variable" fo:font-size="12pt" fo:font-weight="bold" style:font-name-asian="Cambria1" style:font-family-asian="Cambria" style:font-family-generic-asian="system" style:font-pitch-asian="variable" style:font-size-asian="12pt" style:font-weight-asian="bold" style:font-name-complex="Cambria1" style:font-family-complex="Cambria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color="#000000" style:font-name="Cambria" fo:font-family="Cambria" style:font-family-generic="roman" style:font-pitch="variable" fo:font-size="11pt" fo:font-weight="bold" style:font-name-asian="Cambria1" style:font-family-asian="Cambria" style:font-family-generic-asian="system" style:font-pitch-asian="variable" style:font-size-asian="11pt" style:font-weight-asian="bold" style:font-name-complex="Cambria1" style:font-family-complex="Cambria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color="#000000" style:font-name="Cambria" fo:font-family="Cambria" style:font-family-generic="roman" style:font-pitch="variable" fo:font-size="10pt" fo:font-weight="bold" style:font-name-asian="Cambria1" style:font-family-asian="Cambria" style:font-family-generic-asian="system" style:font-pitch-asian="variable" style:font-size-asian="10pt" style:font-weight-asian="bold" style:font-name-complex="Cambria1" style:font-family-complex="Cambria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color="#000000" style:font-name="Cambria" fo:font-family="Cambria" style:font-family-generic="roman" style:font-pitch="variable" fo:font-size="36pt" fo:font-weight="bold" style:font-name-asian="Cambria1" style:font-family-asian="Cambria" style:font-family-generic-asian="system" style:font-pitch-asian="variable" style:font-size-asian="36pt" style:font-weight-asian="bold" style:font-name-complex="Cambria1" style:font-family-complex="Cambria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auto-update="true" style:class="extra">
      <loext:graphic-properties draw:fill="none" draw:fill-color="#729fcf"/>
      <style:paragraph-properties fo:background-color="transparent" style:writing-mode="page"/>
    </style:style>
    <style:style style:name="Table_20_Heading" style:display-name="Table Heading" style:family="paragraph" style:parent-style-name="Table_20_Contents" style:auto-update="true" style:class="extra" style:master-page-name="">
      <loext:graphic-properties draw:fill="none" draw:fill-color="#ffffff"/>
      <style:paragraph-properties style:page-number="auto" fo:background-color="transparent" fo:padding="0in" fo:border="none" style:shadow="none" style:writing-mode="page"/>
    </style:style>
    <style:style style:name="Table_20_index_20_1" style:display-name="Table index 1" style:family="paragraph" style:parent-style-name="Index" style:auto-update="true" style:class="index" style:master-page-name="">
      <style:paragraph-properties style:page-number="auto" style:writing-mode="page"/>
      <style:text-properties style:font-name="Calibri1" fo:font-family="Calibri" style:font-style-name="Bold" style:font-family-generic="swiss" fo:font-size="11.5pt" fo:font-weight="bold"/>
    </style:style>
    <style:style style:name="tableLabel" style:family="paragraph" style:parent-style-name="Table_20_index_20_1">
      <style:paragraph-properties fo:text-align="start" style:justify-single-word="false" style:writing-mode="page"/>
      <style:text-properties fo:color="#000000" style:text-outline="false" style:text-line-through-style="none" style:text-line-through-type="none" style:font-name="Cambria" fo:font-family="Cambria" style:font-family-generic="roman" style:font-pitch="variable" fo:font-size="12pt" fo:font-style="normal" fo:text-shadow="none" style:text-underline-style="none" fo:font-weight="normal" officeooo:rsid="0020cd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ColumnLabel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mbria" fo:font-family="Cambria" style:font-family-generic="roman" style:font-pitch="variable" fo:font-size="12pt" fo:font-style="normal" fo:text-shadow="none" style:text-underline-style="none" fo:font-weight="normal" officeooo:rsid="0020cd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RowLabel" style:family="paragraph" style:parent-style-name="tableLabel">
      <style:paragraph-properties fo:text-align="start" style:justify-single-word="false" style:writing-mode="page"/>
      <style:text-properties fo:color="#000000" style:text-outline="false" style:text-line-through-style="none" style:text-line-through-type="none" style:font-name="Cambria" fo:font-family="Cambria" style:font-family-generic="roman" style:font-pitch="variable" fo:font-size="12pt" fo:font-style="normal" fo:text-shadow="none" style:text-underline-style="none" fo:font-weight="normal" officeooo:rsid="0020cd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Text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alibri" fo:font-family="Calibri" fo:font-size="11.5pt" fo:font-style="normal" style:text-underline-style="none" fo:font-weight="normal" style:text-blinking="false" fo:background-color="transparent"/>
    </style:style>
    <style:style style:name="tableIndexText" style:family="paragraph" style:parent-style-name="tableText" style:auto-update="true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 style:text-overline-style="none" style:text-overline-color="font-color"/>
    </style:style>
    <style:style style:name="tableCorner" style:family="paragraph" style:parent-style-name="tableLabel">
      <style:text-properties officeooo:rsid="0025dd9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horizontalTable.1" style:family="table-cell">
      <style:table-cell-properties fo:border-left="0.06pt solid #000000" fo:border-right="0.06pt solid #000000" fo:border-top="0.06pt solid #000000" fo:border-bottom="0.06pt solid #000000"/>
      <style:text-properties style:font-name="Cambria" fo:font-family="Cambria" style:font-name-asian="Cambria" style:font-family-asian="Cambria" style:font-family-generic-asian="roman" style:font-name-complex="Cambria" style:font-family-complex="Cambria" style:font-family-generic-complex="roman"/>
    </style:style>
    <style:style style:name="horizontalTable.2" style:family="table-cell">
      <style:table-cell-properties fo:border-left="0.06pt solid #000000" fo:border-right="0.06pt solid #000000" fo:border-bottom="0.06pt solid #000000"/>
      <style:text-properties style:font-name="Cambria" fo:font-family="Cambria" style:font-name-asian="Cambria" style:font-family-asian="Cambria" style:font-family-generic-asian="roman" style:font-name-complex="Cambria" style:font-family-complex="Cambria" style:font-family-generic-complex="roman"/>
    </style:style>
    <style:style style:name="horizontalTable.3" style:family="table-cell">
      <style:table-cell-properties fo:border-left="0.06pt solid #000000" fo:border-bottom="0.06pt solid #000000"/>
      <style:text-properties style:font-name="Cambria" fo:font-family="Cambria" style:font-name-asian="Cambria" style:font-family-asian="Cambria" style:font-family-generic-asian="roman" style:font-name-complex="Cambria" style:font-family-complex="Cambria" style:font-family-generic-complex="roman"/>
    </style:style>
    <style:style style:name="horizontalTable.4" style:family="table-cell">
      <style:table-cell-properties fo:border-left="0.06pt solid #000000" fo:border-right="0.06pt solid #000000" fo:border-bottom="0.06pt solid #000000"/>
      <style:text-properties style:font-name="Cambria" fo:font-family="Cambria" style:font-name-asian="Cambria" style:font-family-asian="Cambria" style:font-family-generic-asian="roman" style:font-name-complex="Cambria" style:font-family-complex="Cambria" style:font-family-generic-complex="roman"/>
    </style:style>
    <style:style style:name="horizontalTable.5" style:family="table-cell">
      <style:table-cell-properties fo:border-left="0.06pt solid #000000" fo:border-right="0.06pt solid #000000" fo:border-bottom="0.06pt solid #000000"/>
      <style:text-properties style:font-name="Cambria" fo:font-family="Cambria" style:font-name-asian="Cambria" style:font-family-asian="Cambria" style:font-family-generic-asian="roman" style:font-name-complex="Cambria" style:font-family-complex="Cambria" style:font-family-generic-complex="roman"/>
    </style:style>
    <style:style style:name="horizontalTable.6" style:family="table-cell">
      <style:table-cell-properties fo:border-left="0.06pt solid #000000" fo:border-bottom="0.06pt solid #000000"/>
      <style:text-properties style:font-name="Cambria" fo:font-family="Cambria" style:font-name-asian="Cambria" style:font-family-asian="Cambria" style:font-family-generic-asian="roman" style:font-name-complex="Cambria" style:font-family-complex="Cambria" style:font-family-generic-complex="roman"/>
    </style:style>
    <style:style style:name="horizontalTable.7" style:family="table-cell">
      <style:table-cell-properties fo:border-left="0.06pt solid #000000" fo:border-right="0.06pt solid #000000" fo:border-bottom="0.06pt solid #000000"/>
      <style:text-properties style:font-name="Cambria" fo:font-family="Cambria" style:font-name-asian="Cambria" style:font-family-asian="Cambria" style:font-family-generic-asian="roman" style:font-name-complex="Cambria" style:font-family-complex="Cambria" style:font-family-generic-complex="roman"/>
    </style:style>
    <style:style style:name="horizontalTable.8" style:family="table-cell">
      <style:table-cell-properties fo:border-left="0.06pt solid #000000" fo:border-right="0.06pt solid #000000" fo:border-bottom="0.06pt solid #000000"/>
      <style:text-properties style:font-name="Cambria" fo:font-family="Cambria" style:font-name-asian="Cambria" style:font-family-asian="Cambria" style:font-family-generic-asian="roman" style:font-name-complex="Cambria" style:font-family-complex="Cambria" style:font-family-generic-complex="roman"/>
    </style:style>
    <style:style style:name="horizontalTable.9" style:family="table-cell">
      <style:table-cell-properties fo:border-left="0.06pt solid #000000" fo:border-right="0.06pt solid #000000" fo:border-bottom="0.06pt solid #000000"/>
      <style:text-properties style:font-name="Cambria" fo:font-family="Cambria" style:font-name-asian="Cambria" style:font-family-asian="Cambria" style:font-family-generic-asian="roman" style:font-name-complex="Cambria" style:font-family-complex="Cambria" style:font-family-generic-complex="roman"/>
    </style:style>
    <style:style style:name="horizontalTable.10" style:family="table-cell">
      <style:table-cell-properties fo:border-left="0.06pt solid #000000" fo:border-right="0.06pt solid #000000" fo:border-bottom="0.06pt solid #000000"/>
      <style:text-properties style:font-name="Cambria" fo:font-family="Cambria" style:font-name-asian="Cambria" style:font-family-asian="Cambria" style:font-family-generic-asian="roman" style:font-name-complex="Cambria" style:font-family-complex="Cambria" style:font-family-generic-complex="roman"/>
    </style:style>
    <style:style style:name="horizontalTable.11" style:family="table-cell">
      <style:table-cell-properties fo:border-left="0.06pt solid #000000" fo:border-top="0.06pt solid #000000" fo:border-bottom="0.06pt solid #000000"/>
      <style:text-properties style:font-name="Cambria" fo:font-family="Cambria" style:font-name-asian="Cambria" style:font-family-asian="Cambria" style:font-family-generic-asian="roman" style:font-name-complex="Cambria" style:font-family-complex="Cambria" style:font-family-generic-complex="roman"/>
    </style:style>
    <style:style style:name="horizontalTable.12" style:family="table-cell">
      <style:table-cell-properties fo:border-left="0.06pt solid #000000" fo:border-right="0.06pt solid #000000" fo:border-top="0.06pt solid #000000" fo:border-bottom="0.06pt solid #000000"/>
      <style:text-properties style:font-name="Cambria" fo:font-family="Cambria" style:font-name-asian="Cambria" style:font-family-asian="Cambria" style:font-family-generic-asian="roman" style:font-name-complex="Cambria" style:font-family-complex="Cambria" style:font-family-generic-complex="roman"/>
    </style:style>
    <style:style style:name="horizontalTable.13" style:family="table-cell">
      <style:table-cell-properties fo:border-left="0.06pt solid #000000" fo:border-bottom="0.06pt solid #000000"/>
      <style:text-properties style:font-name="Cambria" fo:font-family="Cambria" style:font-name-asian="Cambria" style:font-family-asian="Cambria" style:font-family-generic-asian="roman" style:font-name-complex="Cambria" style:font-family-complex="Cambria" style:font-family-generic-complex="roman"/>
    </style:style>
    <style:style style:name="horizontalTable.14" style:family="table-cell">
      <style:table-cell-properties fo:border-left="0.06pt solid #000000" fo:border-right="0.06pt solid #000000" fo:border-bottom="0.06pt solid #000000"/>
      <style:text-properties style:font-name="Cambria" fo:font-family="Cambria" style:font-name-asian="Cambria" style:font-family-asian="Cambria" style:font-family-generic-asian="roman" style:font-name-complex="Cambria" style:font-family-complex="Cambria" style:font-family-generic-complex="roman"/>
    </style:style>
    <style:style style:name="horizontalTable.15" style:family="table-cell">
      <style:table-cell-properties fo:border-left="0.06pt solid #000000" fo:border-right="0.06pt solid #000000" fo:border-top="0.06pt solid #000000" fo:border-bottom="0.06pt solid #000000"/>
      <style:text-properties style:font-name="Cambria" fo:font-family="Cambria" style:font-name-asian="Cambria" style:font-family-asian="Cambria" style:font-family-generic-asian="roman" style:font-name-complex="Cambria" style:font-family-complex="Cambria" style:font-family-generic-complex="roman"/>
    </style:style>
    <style:style style:name="horizontalTable.16" style:family="table-cell">
      <style:table-cell-properties fo:border-left="0.06pt solid #000000" fo:border-right="0.06pt solid #000000" fo:border-bottom="0.06pt solid #000000"/>
      <style:text-properties style:font-name="Cambria" fo:font-family="Cambria" style:font-name-asian="Cambria" style:font-family-asian="Cambria" style:font-family-generic-asian="roman" style:font-name-complex="Cambria" style:font-family-complex="Cambria" style:font-family-generic-complex="roman"/>
    </style:style>
    <style:style style:name="verticalTable.1" style:family="table-cell">
      <style:table-cell-properties fo:border-top="0.99pt solid #000000" fo:border-bottom="0.99pt solid #000000" fo:padding="0.0193in" fo:padding-left="0in" fo:padding-right="0in" fo:padding-top="0.0193in" fo:padding-bottom="0.0193in" style:vertical-align="middle"/>
      <style:text-properties fo:font-size="11.5pt" style:font-name="Calibri" fo:font-family="Calibri" style:font-name-asian="Cambria" style:font-family-asian="Cambria" style:font-family-generic-asian="roman" style:font-name-complex="Cambria" style:font-family-complex="Cambria" style:font-family-generic-complex="roman"/>
    </style:style>
    <style:style style:name="verticalTable.2" style:family="table-cell">
      <style:table-cell-properties fo:border-bottom="0.99pt solid #000000" fo:padding="0.0193in" fo:padding-left="0in" fo:padding-right="0in" fo:padding-top="0in" fo:padding-bottom="0.0193in" style:vertical-align="middle"/>
      <style:text-properties fo:font-size="11.5pt" style:font-name="Calibri" fo:font-family="Calibri" style:font-name-asian="Cambria" style:font-family-asian="Cambria" style:font-family-generic-asian="roman" style:font-name-complex="Cambria" style:font-family-complex="Cambria" style:font-family-generic-complex="roman"/>
    </style:style>
    <style:style style:name="verticalTable.3" style:family="table-cell">
      <style:table-cell-properties fo:background-color="#f3f3f3" fo:border-top="0.99pt solid #000000" fo:padding="0.0193in" fo:padding-left="0in" fo:padding-right="0in" fo:padding-top="0.0193in" fo:padding-bottom="0in" style:vertical-align="middle"/>
      <style:text-properties fo:font-size="11.5pt" style:font-name="Calibri" fo:font-family="Calibri" style:font-name-asian="Cambria" style:font-family-asian="Cambria" style:font-family-generic-asian="roman" style:font-name-complex="Cambria" style:font-family-complex="Cambria" style:font-family-generic-complex="roman"/>
    </style:style>
    <style:style style:name="verticalTable.4" style:family="table-cell">
      <style:table-cell-properties fo:border-top="0.99pt solid #000000" fo:padding="0.0193in" fo:padding-left="0in" fo:padding-right="0in" fo:padding-top="0.0193in" fo:padding-bottom="0in" style:vertical-align="middle"/>
      <style:text-properties fo:font-size="11.5pt" style:font-name="Calibri" fo:font-family="Calibri" style:font-name-asian="Cambria" style:font-family-asian="Cambria" style:font-family-generic-asian="roman" style:font-name-complex="Cambria" style:font-family-complex="Cambria" style:font-family-generic-complex="roman"/>
    </style:style>
    <style:style style:name="verticalTable.5" style:family="table-cell">
      <style:table-cell-properties fo:border-top="0.99pt solid #000000" fo:padding="0.0193in" fo:padding-left="0in" fo:padding-right="0in" fo:padding-top="0.0193in" fo:padding-bottom="0in" style:vertical-align="middle"/>
      <style:text-properties fo:font-size="11.5pt" style:font-name="Calibri" fo:font-family="Calibri" style:font-name-asian="Cambria" style:font-family-asian="Cambria" style:font-family-generic-asian="roman" style:font-name-complex="Cambria" style:font-family-complex="Cambria" style:font-family-generic-complex="roman"/>
    </style:style>
    <style:style style:name="verticalTable.6" style:family="table-cell">
      <style:table-cell-properties fo:background-color="#f3f3f3" fo:padding="0in" fo:padding-left="0in" fo:padding-right="0in" fo:padding-top="0in" fo:padding-bottom="0in" style:vertical-align="middle"/>
      <style:text-properties fo:font-size="11.5pt" style:font-name="Calibri" fo:font-family="Calibri" style:font-name-asian="Cambria" style:font-family-asian="Cambria" style:font-family-generic-asian="roman" style:font-name-complex="Cambria" style:font-family-complex="Cambria" style:font-family-generic-complex="roman"/>
    </style:style>
    <style:style style:name="verticalTable.7" style:family="table-cell">
      <style:table-cell-properties fo:border-top="0.99pt solid #000000" fo:padding="0.0193in" fo:padding-left="0in" fo:padding-right="0in" fo:padding-top="0.0193in" fo:padding-bottom="0in" style:vertical-align="middle"/>
      <style:text-properties fo:font-size="11.5pt" style:font-name="Calibri" fo:font-family="Calibri" style:font-name-asian="Cambria" style:font-family-asian="Cambria" style:font-family-generic-asian="roman" style:font-name-complex="Cambria" style:font-family-complex="Cambria" style:font-family-generic-complex="roman"/>
    </style:style>
    <style:style style:name="verticalTable.8" style:family="table-cell">
      <style:table-cell-properties fo:padding="0in" fo:padding-left="0in" fo:padding-right="0in" fo:padding-top="0in" fo:padding-bottom="0in" style:vertical-align="middle"/>
      <style:text-properties fo:font-size="11.5pt" style:font-name="Calibri" fo:font-family="Calibri" style:font-name-asian="Cambria" style:font-family-asian="Cambria" style:font-family-generic-asian="roman" style:font-name-complex="Cambria" style:font-family-complex="Cambria" style:font-family-generic-complex="roman"/>
    </style:style>
    <style:style style:name="verticalTable.9" style:family="table-cell">
      <style:table-cell-properties fo:padding="0in" fo:padding-left="0in" fo:padding-right="0in" fo:padding-top="0in" fo:padding-bottom="0in" style:vertical-align="middle"/>
      <style:text-properties fo:font-size="11.5pt" style:font-name="Calibri" fo:font-family="Calibri" style:font-name-asian="Cambria" style:font-family-asian="Cambria" style:font-family-generic-asian="roman" style:font-name-complex="Cambria" style:font-family-complex="Cambria" style:font-family-generic-complex="roman"/>
    </style:style>
    <style:style style:name="verticalTable.10" style:family="table-cell">
      <style:table-cell-properties fo:padding="0in" fo:padding-left="0in" fo:padding-right="0in" fo:padding-top="0in" fo:padding-bottom="0in" style:vertical-align="middle"/>
      <style:text-properties fo:font-size="11.5pt" style:font-name="Calibri" fo:font-family="Calibri" style:font-name-asian="Cambria" style:font-family-asian="Cambria" style:font-family-generic-asian="roman" style:font-name-complex="Cambria" style:font-family-complex="Cambria" style:font-family-generic-complex="roman"/>
    </style:style>
    <style:style style:name="verticalTable.11" style:family="table-cell">
      <style:table-cell-properties fo:background-color="#f3f3f3" fo:border-top="0.99pt solid #000000" fo:border-bottom="0.99pt solid #000000" fo:padding="0.0193in" fo:padding-left="0in" fo:padding-right="0in" fo:padding-top="0.0193in" fo:padding-bottom="0.0193in" style:vertical-align="middle"/>
      <style:text-properties fo:font-size="11.5pt" style:font-name="Calibri" fo:font-family="Calibri" style:font-name-asian="Cambria" style:font-family-asian="Cambria" style:font-family-generic-asian="roman" style:font-name-complex="Cambria" style:font-family-complex="Cambria" style:font-family-generic-complex="roman"/>
    </style:style>
    <style:style style:name="verticalTable.12" style:family="table-cell">
      <style:table-cell-properties fo:border-top="0.99pt solid #000000" fo:border-bottom="0.99pt solid #000000" fo:padding="0.0193in" fo:padding-left="0in" fo:padding-right="0in" fo:padding-top="0.0193in" fo:padding-bottom="0.0193in" style:vertical-align="middle"/>
      <style:text-properties fo:font-size="11.5pt" style:font-name="Calibri" fo:font-family="Calibri" style:font-name-asian="Cambria" style:font-family-asian="Cambria" style:font-family-generic-asian="roman" style:font-name-complex="Cambria" style:font-family-complex="Cambria" style:font-family-generic-complex="roman"/>
    </style:style>
    <style:style style:name="verticalTable.13" style:family="table-cell">
      <style:table-cell-properties fo:background-color="#f3f3f3" fo:border-bottom="0.99pt solid #000000" fo:padding="0.0193in" fo:padding-left="0in" fo:padding-right="0in" fo:padding-top="0in" fo:padding-bottom="0.0193in" style:vertical-align="middle"/>
      <style:text-properties fo:font-size="11.5pt" style:font-name="Calibri" fo:font-family="Calibri" style:font-name-asian="Cambria" style:font-family-asian="Cambria" style:font-family-generic-asian="roman" style:font-name-complex="Cambria" style:font-family-complex="Cambria" style:font-family-generic-complex="roman"/>
    </style:style>
    <style:style style:name="verticalTable.14" style:family="table-cell">
      <style:table-cell-properties fo:border-bottom="0.99pt solid #000000" fo:padding="0.0193in" fo:padding-left="0in" fo:padding-right="0in" fo:padding-top="0in" fo:padding-bottom="0.0193in" style:vertical-align="middle"/>
      <style:text-properties fo:font-size="11.5pt" style:font-name="Calibri" fo:font-family="Calibri" style:font-name-asian="Cambria" style:font-family-asian="Cambria" style:font-family-generic-asian="roman" style:font-name-complex="Cambria" style:font-family-complex="Cambria" style:font-family-generic-complex="roman"/>
    </style:style>
    <style:style style:name="verticalTable.15" style:family="table-cell">
      <style:table-cell-properties fo:border-top="0.99pt solid #000000" fo:border-bottom="0.99pt solid #000000" fo:padding="0.0193in" fo:padding-left="0in" fo:padding-right="0in" fo:padding-top="0.0193in" fo:padding-bottom="0.0193in" style:vertical-align="middle"/>
      <style:text-properties fo:font-size="11.5pt" style:font-name="Calibri" fo:font-family="Calibri" style:font-name-asian="Cambria" style:font-family-asian="Cambria" style:font-family-generic-asian="roman" style:font-name-complex="Cambria" style:font-family-complex="Cambria" style:font-family-generic-complex="roman"/>
    </style:style>
    <style:style style:name="verticalTable.16" style:family="table-cell">
      <style:table-cell-properties fo:border-bottom="0.99pt solid #000000" fo:padding="0.0193in" fo:padding-left="0in" fo:padding-right="0in" fo:padding-top="0in" fo:padding-bottom="0.0193in" style:vertical-align="middle"/>
      <style:text-properties fo:font-size="11.5pt" style:font-name="Calibri" fo:font-family="Calibri" style:font-name-asian="Cambria" style:font-family-asian="Cambria" style:font-family-generic-asian="roman" style:font-name-complex="Cambria" style:font-family-complex="Cambria" style:font-family-generic-complex="roman"/>
    </style:style>
    <style:style style:name="complexTable.1" style:family="table-cell">
      <style:table-cell-properties fo:border-left="0.06pt solid #000000" fo:border-top="0.06pt solid #000000" fo:border-bottom="0.06pt solid #000000"/>
      <style:text-properties style:font-name="Cambria" fo:font-family="Cambria" style:font-name-asian="Cambria" style:font-family-asian="Cambria" style:font-family-generic-asian="roman" style:font-name-complex="Cambria" style:font-family-complex="Cambria" style:font-family-generic-complex="roman"/>
    </style:style>
    <style:style style:name="complexTable.2" style:family="table-cell">
      <style:table-cell-properties fo:border-left="0.06pt solid #000000" fo:border-bottom="0.06pt solid #000000"/>
      <style:text-properties style:font-name="Cambria" fo:font-family="Cambria" style:font-name-asian="Cambria" style:font-family-asian="Cambria" style:font-family-generic-asian="roman" style:font-name-complex="Cambria" style:font-family-complex="Cambria" style:font-family-generic-complex="roman"/>
    </style:style>
    <style:style style:name="complexTable.3" style:family="table-cell">
      <style:table-cell-properties fo:border-left="0.06pt solid #000000" fo:border-bottom="0.06pt solid #000000"/>
      <style:text-properties style:font-name="Cambria" fo:font-family="Cambria" style:font-name-asian="Cambria" style:font-family-asian="Cambria" style:font-family-generic-asian="roman" style:font-name-complex="Cambria" style:font-family-complex="Cambria" style:font-family-generic-complex="roman"/>
    </style:style>
    <style:style style:name="complexTable.4" style:family="table-cell">
      <style:table-cell-properties fo:border-left="0.06pt solid #000000" fo:border-right="0.06pt solid #000000" fo:border-bottom="0.06pt solid #000000"/>
      <style:text-properties style:font-name="Cambria" fo:font-family="Cambria" style:font-name-asian="Cambria" style:font-family-asian="Cambria" style:font-family-generic-asian="roman" style:font-name-complex="Cambria" style:font-family-complex="Cambria" style:font-family-generic-complex="roman"/>
    </style:style>
    <style:style style:name="complexTable.5" style:family="table-cell">
      <style:table-cell-properties fo:border-left="0.06pt solid #000000" fo:border-bottom="0.06pt solid #000000"/>
      <style:text-properties style:font-name="Cambria" fo:font-family="Cambria" style:font-name-asian="Cambria" style:font-family-asian="Cambria" style:font-family-generic-asian="roman" style:font-name-complex="Cambria" style:font-family-complex="Cambria" style:font-family-generic-complex="roman"/>
    </style:style>
    <style:style style:name="complexTable.6" style:family="table-cell">
      <style:table-cell-properties fo:border-left="0.06pt solid #000000" fo:border-bottom="0.06pt solid #000000"/>
      <style:text-properties style:font-name="Cambria" fo:font-family="Cambria" style:font-name-asian="Cambria" style:font-family-asian="Cambria" style:font-family-generic-asian="roman" style:font-name-complex="Cambria" style:font-family-complex="Cambria" style:font-family-generic-complex="roman"/>
    </style:style>
    <style:style style:name="complexTable.7" style:family="table-cell">
      <style:table-cell-properties fo:border-left="0.06pt solid #000000" fo:border-bottom="0.06pt solid #000000"/>
      <style:text-properties style:font-name="Cambria" fo:font-family="Cambria" style:font-name-asian="Cambria" style:font-family-asian="Cambria" style:font-family-generic-asian="roman" style:font-name-complex="Cambria" style:font-family-complex="Cambria" style:font-family-generic-complex="roman"/>
    </style:style>
    <style:style style:name="complexTable.8" style:family="table-cell">
      <style:table-cell-properties fo:border-left="0.06pt solid #000000" fo:border-bottom="0.06pt solid #000000"/>
      <style:text-properties style:font-name="Cambria" fo:font-family="Cambria" style:font-name-asian="Cambria" style:font-family-asian="Cambria" style:font-family-generic-asian="roman" style:font-name-complex="Cambria" style:font-family-complex="Cambria" style:font-family-generic-complex="roman"/>
    </style:style>
    <style:style style:name="complexTable.9" style:family="table-cell">
      <style:table-cell-properties fo:border-left="0.06pt solid #000000" fo:border-bottom="0.06pt solid #000000"/>
      <style:text-properties style:font-name="Cambria" fo:font-family="Cambria" style:font-name-asian="Cambria" style:font-family-asian="Cambria" style:font-family-generic-asian="roman" style:font-name-complex="Cambria" style:font-family-complex="Cambria" style:font-family-generic-complex="roman"/>
    </style:style>
    <style:style style:name="complexTable.10" style:family="table-cell">
      <style:table-cell-properties fo:border-left="0.06pt solid #000000" fo:border-right="0.06pt solid #000000" fo:border-bottom="0.06pt solid #000000"/>
      <style:text-properties style:font-name="Cambria" fo:font-family="Cambria" style:font-name-asian="Cambria" style:font-family-asian="Cambria" style:font-family-generic-asian="roman" style:font-name-complex="Cambria" style:font-family-complex="Cambria" style:font-family-generic-complex="roman"/>
    </style:style>
    <style:style style:name="complexTable.11" style:family="table-cell">
      <style:table-cell-properties fo:border-left="0.06pt solid #000000" fo:border-top="0.06pt solid #000000" fo:border-bottom="0.06pt solid #000000"/>
      <style:text-properties style:font-name="Cambria" fo:font-family="Cambria" style:font-name-asian="Cambria" style:font-family-asian="Cambria" style:font-family-generic-asian="roman" style:font-name-complex="Cambria" style:font-family-complex="Cambria" style:font-family-generic-complex="roman"/>
    </style:style>
    <style:style style:name="complexTable.12" style:family="table-cell">
      <style:table-cell-properties fo:border-left="0.06pt solid #000000" fo:border-right="0.06pt solid #000000" fo:border-top="0.06pt solid #000000" fo:border-bottom="0.06pt solid #000000"/>
      <style:text-properties style:font-name="Cambria" fo:font-family="Cambria" style:font-name-asian="Cambria" style:font-family-asian="Cambria" style:font-family-generic-asian="roman" style:font-name-complex="Cambria" style:font-family-complex="Cambria" style:font-family-generic-complex="roman"/>
    </style:style>
    <style:style style:name="complexTable.13" style:family="table-cell">
      <style:table-cell-properties fo:border-left="0.06pt solid #000000" fo:border-bottom="0.06pt solid #000000"/>
      <style:text-properties style:font-name="Cambria" fo:font-family="Cambria" style:font-name-asian="Cambria" style:font-family-asian="Cambria" style:font-family-generic-asian="roman" style:font-name-complex="Cambria" style:font-family-complex="Cambria" style:font-family-generic-complex="roman"/>
    </style:style>
    <style:style style:name="complexTable.14" style:family="table-cell">
      <style:table-cell-properties fo:border-left="0.06pt solid #000000" fo:border-right="0.06pt solid #000000" fo:border-bottom="0.06pt solid #000000"/>
      <style:text-properties style:font-name="Cambria" fo:font-family="Cambria" style:font-name-asian="Cambria" style:font-family-asian="Cambria" style:font-family-generic-asian="roman" style:font-name-complex="Cambria" style:font-family-complex="Cambria" style:font-family-generic-complex="roman"/>
    </style:style>
    <style:style style:name="complexTable.15" style:family="table-cell">
      <style:table-cell-properties fo:border-left="0.06pt solid #000000" fo:border-top="0.06pt solid #000000" fo:border-bottom="0.06pt solid #000000"/>
      <style:text-properties style:font-name="Cambria" fo:font-family="Cambria" style:font-name-asian="Cambria" style:font-family-asian="Cambria" style:font-family-generic-asian="roman" style:font-name-complex="Cambria" style:font-family-complex="Cambria" style:font-family-generic-complex="roman"/>
    </style:style>
    <style:style style:name="complexTable.16" style:family="table-cell">
      <style:table-cell-properties fo:border-left="0.06pt solid #000000" fo:border-bottom="0.06pt solid #000000"/>
      <style:text-properties style:font-name="Cambria" fo:font-family="Cambria" style:font-name-asian="Cambria" style:font-family-asian="Cambria" style:font-family-generic-asian="roman" style:font-name-complex="Cambria" style:font-family-complex="Cambria" style:font-family-generic-complex="roman"/>
    </style:style>
    <table:table-template table:name="horizontalTable" table:first-row-end-column="row" table:first-row-start-column="row" table:last-row-end-column="row" table:last-row-start-column="row">
      <table:first-row table:style-name="horizontalTable.1"/>
      <table:last-row table:style-name="horizontalTable.2"/>
      <table:first-column table:style-name="horizontalTable.3"/>
      <table:last-column table:style-name="horizontalTable.4"/>
      <table:body table:style-name="horizontalTable.9"/>
      <table:even-rows table:style-name="horizontalTable.5"/>
      <table:odd-rows table:style-name="horizontalTable.6"/>
      <table:even-columns table:style-name="horizontalTable.7"/>
      <table:odd-columns table:style-name="horizontalTable.8"/>
      <table:background table:style-name="horizontalTable.10"/>
      <loext:first-row-even-column table:style-name="horizontalTable.15"/>
      <loext:last-row-even-column table:style-name="horizontalTable.16"/>
      <loext:first-row-end-column table:style-name="horizontalTable.12"/>
      <loext:first-row-start-column table:style-name="horizontalTable.11"/>
      <loext:last-row-end-column table:style-name="horizontalTable.14"/>
      <loext:last-row-start-column table:style-name="horizontalTable.13"/>
    </table:table-template>
    <table:table-template table:name="verticalTable" table:first-row-end-column="row" table:first-row-start-column="column" table:last-row-end-column="row" table:last-row-start-column="column">
      <table:first-row table:style-name="verticalTable.1"/>
      <table:last-row table:style-name="verticalTable.2"/>
      <table:first-column table:style-name="verticalTable.3"/>
      <table:last-column table:style-name="verticalTable.4"/>
      <table:body table:style-name="verticalTable.9"/>
      <table:even-rows table:style-name="verticalTable.5"/>
      <table:odd-rows table:style-name="verticalTable.6"/>
      <table:even-columns table:style-name="verticalTable.7"/>
      <table:odd-columns table:style-name="verticalTable.8"/>
      <table:background table:style-name="verticalTable.10"/>
      <loext:first-row-even-column table:style-name="verticalTable.15"/>
      <loext:last-row-even-column table:style-name="verticalTable.16"/>
      <loext:first-row-end-column table:style-name="verticalTable.12"/>
      <loext:first-row-start-column table:style-name="verticalTable.11"/>
      <loext:last-row-end-column table:style-name="verticalTable.14"/>
      <loext:last-row-start-column table:style-name="verticalTable.13"/>
    </table:table-template>
    <table:table-template table:name="complexTable" table:first-row-end-column="row" table:first-row-start-column="row" table:last-row-end-column="row" table:last-row-start-column="row">
      <table:first-row table:style-name="complexTable.1"/>
      <table:last-row table:style-name="complexTable.2"/>
      <table:first-column table:style-name="complexTable.3"/>
      <table:last-column table:style-name="complexTable.4"/>
      <table:body table:style-name="complexTable.9"/>
      <table:even-rows table:style-name="complexTable.5"/>
      <table:odd-rows table:style-name="complexTable.6"/>
      <table:even-columns table:style-name="complexTable.7"/>
      <table:odd-columns table:style-name="complexTable.8"/>
      <table:background table:style-name="complexTable.10"/>
      <loext:first-row-even-column table:style-name="complexTable.15"/>
      <loext:last-row-even-column table:style-name="complexTable.16"/>
      <loext:first-row-end-column table:style-name="complexTable.12"/>
      <loext:first-row-start-column table:style-name="complexTable.11"/>
      <loext:last-row-end-column table:style-name="complexTable.14"/>
      <loext:last-row-start-column table:style-name="complexTable.13"/>
    </table:table-template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  <style:master-page style:name="Converted15" style:page-layout-name="Mpm2"/>
    <style:master-page style:name="Converted16" style:page-layout-name="Mpm2"/>
    <style:master-page style:name="Converted17" style:page-layout-name="Mpm2"/>
    <style:master-page style:name="Converted18" style:page-layout-name="Mpm2"/>
    <style:master-page style:name="Converted19" style:page-layout-name="Mpm2"/>
    <style:master-page style:name="Converted20" style:page-layout-name="Mpm2"/>
    <style:master-page style:name="Converted21" style:page-layout-name="Mpm2"/>
    <style:master-page style:name="Converted22" style:page-layout-name="Mpm2"/>
    <style:master-page style:name="Converted23" style:page-layout-name="Mpm2"/>
    <style:master-page style:name="Converted24" style:page-layout-name="Mpm2"/>
    <style:master-page style:name="Converted25" style:page-layout-name="Mpm2"/>
    <style:master-page style:name="Converted26" style:page-layout-name="Mpm2"/>
    <style:master-page style:name="Converted27" style:page-layout-name="Mpm2"/>
    <style:master-page style:name="Converted28" style:page-layout-name="Mpm2"/>
    <style:master-page style:name="Converted29" style:page-layout-name="Mpm2"/>
    <style:master-page style:name="Converted30" style:page-layout-name="Mpm2"/>
    <style:master-page style:name="Converted31" style:page-layout-name="Mpm2"/>
    <style:master-page style:name="Converted32" style:page-layout-name="Mpm2"/>
    <style:master-page style:name="Converted33" style:page-layout-name="Mpm2"/>
    <style:master-page style:name="Converted34" style:page-layout-name="Mpm2"/>
    <style:master-page style:name="Converted35" style:page-layout-name="Mpm2"/>
    <style:master-page style:name="Converted36" style:page-layout-name="Mpm2"/>
    <style:master-page style:name="Converted37" style:page-layout-name="Mpm2"/>
    <style:master-page style:name="Converted38" style:page-layout-name="Mpm2"/>
    <style:master-page style:name="Converted39" style:page-layout-name="Mpm2"/>
    <style:master-page style:name="Converted40" style:page-layout-name="Mpm2"/>
    <style:master-page style:name="Converted41" style:page-layout-name="Mpm2"/>
    <style:master-page style:name="Converted42" style:page-layout-name="Mpm2"/>
    <style:master-page style:name="Converted43" style:page-layout-name="Mpm2"/>
    <style:master-page style:name="Converted44" style:page-layout-name="Mpm2"/>
    <style:master-page style:name="Converted45" style:page-layout-name="Mpm2"/>
    <style:master-page style:name="Converted46" style:page-layout-name="Mpm2"/>
    <style:master-page style:name="Converted47" style:page-layout-name="Mpm2"/>
    <style:master-page style:name="Converted48" style:page-layout-name="Mpm2"/>
    <style:master-page style:name="Converted49" style:page-layout-name="Mpm2"/>
    <style:master-page style:name="Converted50" style:page-layout-name="Mpm2"/>
    <style:master-page style:name="Converted51" style:page-layout-name="Mpm2"/>
    <style:master-page style:name="Converted52" style:page-layout-name="Mpm2"/>
    <style:master-page style:name="Converted53" style:page-layout-name="Mpm2"/>
    <style:master-page style:name="Converted54" style:page-layout-name="Mpm2"/>
    <style:master-page style:name="Converted55" style:page-layout-name="Mpm2"/>
    <style:master-page style:name="Converted56" style:page-layout-name="Mpm2"/>
    <style:master-page style:name="Converted57" style:page-layout-name="Mpm2"/>
    <style:master-page style:name="Converted58" style:page-layout-name="Mpm2"/>
    <style:master-page style:name="Converted59" style:page-layout-name="Mpm2"/>
    <style:master-page style:name="Converted60" style:page-layout-name="Mpm2"/>
    <style:master-page style:name="Converted61" style:page-layout-name="Mpm2"/>
    <style:master-page style:name="Converted6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Linux_X86_64 LibreOffice_project/30m0$Build-2</meta:generator>
    <dc:date>2017-07-10T19:36:35.167129434</dc:date>
    <meta:editing-duration>PT29M41S</meta:editing-duration>
    <meta:editing-cycles>5</meta:editing-cycles>
    <meta:document-statistic meta:table-count="7" meta:image-count="0" meta:object-count="0" meta:page-count="3" meta:paragraph-count="40" meta:word-count="82" meta:character-count="426" meta:non-whitespace-character-count="389"/>
  </office:meta>
</office:document-meta>
</file>